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3904B9750FEE4175.png" manifest:media-type="image/png"/>
  <manifest:file-entry manifest:full-path="Pictures/100002010000015F0000014AC24E86EFBB4B17C5.png" manifest:media-type="image/png"/>
  <manifest:file-entry manifest:full-path="Pictures/100000000000054F000001B925B5F4C103727E67.png" manifest:media-type="image/png"/>
  <manifest:file-entry manifest:full-path="Pictures/100002010000007900000141C4B88D3ED5F0141E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text-properties fo:font-size="24pt" style:font-size-asian="24pt" style:font-size-complex="24pt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2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alterar a quantidade do produto selecionado. Em </text:span><text:span text:style-name="T155">views/principal</text:span><text:span text:style-name="T154"> criaremos o 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/></text:p>
            <text:p text:style-name="P77"><text:span text:style-name="T189">$this-&gt;_response→setBody($viewModel-&gt;render(</text:span><text:span text:style-name="T192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3">Dá pra perceber que esse método vai exigir a criação de duas visões. Uma é </text:span><text:span text:style-name="T194">fechar.phtml</text:span><text:span text:style-name="T193">. Outra é </text:span><text:span text:style-name="T194">acessar.phtml. </text:span><text:span text:style-name="T193">Vamos começar pela tela de identificação do cliente. Só que antes, precisamos criar a tabela </text:span><text:span text:style-name="T195">usuarios</text:span><text:span text:style-name="T193"> no banco de dados, com os seguintes campos:</text:span></text:p>
            <text:p text:style-name="P77"><text:span text:style-name="T193"/></text:p>
            <text:p text:style-name="P77"><text:span text:style-name="T193"/></text:p>
            <text:list text:style-name="L4">
              <text:list-item>
                <text:p text:style-name="P77"><text:span text:style-name="T187">id</text:span><text:span text:style-name="T191"> : serial / (não nulo, chave única e chave primária)</text:span></text:p>
              </text:list-item>
              <text:list-item>
                <text:p text:style-name="P77"><text:span text:style-name="T187">cpf</text:span><text:span text:style-name="T191"> : text</text:span></text:p>
              </text:list-item>
              <text:list-item>
                <text:p text:style-name="P77"><text:span text:style-name="T187">email</text:span><text:span text:style-name="T191">: text</text:span></text:p>
              </text:list-item>
              <text:list-item>
                <text:p text:style-name="P77"><text:span text:style-name="T187">senha</text:span><text:span text:style-name="T191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 text:style-name="P90"><text:span text:style-name="T266">Para renderizar a tela de inclusão de novos produtos, precisamos criar um método com o nome incluir:</text:span></text:p>
            <text:p text:style-name="P90"><text:span text:style-name="T266"/></text:p>
            <text:p text:style-name="P90"><text:span text:style-name="T267"><text:s/></text:span><text:span text:style-name="T267"><text:tab/></text:span><text:span text:style-name="T268"><text:tab/></text:span><text:span text:style-name="T268">/* Inclusão de produto */</text:span></text:p>
            <text:p text:style-name="P90"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 text:style-name="P90"><text:span text:style-name="T251"><text:s/></text:span><text:span text:style-name="T251"><text:tab/></text:span><text:span text:style-name="T251">{</text:span></text:p>
            <text:p text:style-name="P90"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 text:style-name="P90"><text:span text:style-name="T251"/></text:p>
            <text:p text:style-name="P90"><text:span text:style-name="T251">}</text:span></text:p>
            <text:p text:style-name="P90"><text:span text:style-name="T251"/></text:p>
            <text:p text:style-name="P90"><text:span text:style-name="T266">Agora, precisamos criar a visão que é invocada por esse 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C24E86EFBB4B17C5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904B9750FEE4175.png" xlink:type="simple" xlink:show="embed" xlink:actuate="onLoad">
            <text:p/>
          </draw:image>
        </draw:frame>
        <draw:custom-shape draw:style-name="gr71" draw:text-style-name="P92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9:26:55.776587255</dc:date>
    <meta:editing-duration>P1DT8H52M50S</meta:editing-duration>
    <meta:editing-cycles>269</meta:editing-cycles>
    <meta:document-statistic meta:object-count="867"/>
  </office:meta>
</office:document-meta>
</file>